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4.821cm"/>
    </style:style>
    <style:style style:name="co19" style:family="table-column">
      <style:table-column-properties fo:break-before="auto" style:column-width="10.726cm"/>
    </style:style>
    <style:style style:name="co20" style:family="table-column">
      <style:table-column-properties fo:break-before="auto" style:column-width="7.844cm"/>
    </style:style>
    <style:style style:name="co21" style:family="table-column">
      <style:table-column-properties fo:break-before="auto" style:column-width="1.626cm"/>
    </style:style>
    <style:style style:name="co22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36"/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36">
      <style:text-properties style:font-name="Verdana"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8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 style:data-style-name="N140">
      <style:text-properties style:font-name="Verdana" fo:font-size="7pt" style:font-size-asian="7pt" style:font-size-complex="7pt"/>
    </style:style>
    <style:style style:name="ce147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0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08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24" style:family="table-cell" style:parent-style-name="Default" style:data-style-name="N100">
      <style:table-cell-properties fo:background-color="#fff5ce"/>
    </style:style>
    <style:style style:name="ce325" style:family="table-cell" style:parent-style-name="Default" style:data-style-name="N100"/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5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6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02"/>
        <table:table-column table:style-name="co9" table:default-cell-style-name="ce126"/>
        <table:table-column table:style-name="co10" table:default-cell-style-name="ce147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3"/>
          <table:table-cell table:style-name="ce128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84" office:value-type="string" calcext:value-type="string">
            <text:p>BuyerTaxScheme</text:p>
          </table:table-cell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03" table:content-validation-name="val6" office:value-type="string" calcext:value-type="string">
            <text:p>S1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$O$15]; [Tax.$A$2:.$B$12]; 2; 0)" office:value-type="percentage" office:value="0.19" calcext:value-type="percentage">
            <text:p>19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28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5"/>
          <table:covered-table-cell table:style-name="ce91"/>
          <table:covered-table-cell/>
          <table:covered-table-cell table:style-name="ce128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5"/>
          <table:table-cell table:style-name="ce91"/>
          <table:table-cell/>
          <table:table-cell table:style-name="ce128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3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3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3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TotalAllowanceCharge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5]; [.$J$23:.$J$28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300" table:formula="of:=VLOOKUP([.$B35]; [Tax.$A$2:.$D$12];4; 0)" office:value-type="float" office:value="0" calcext:value-type="float">
            <text:p/>
          </table:table-cell>
          <table:table-cell table:style-name="ce308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6]; [.$J$23:.$J$28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300" table:formula="of:=VLOOKUP([.$B36]; [Tax.$A$2:.$D$12];4; 0)" office:value-type="float" office:value="0" calcext:value-type="float">
            <text:p/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7]; [.$J$23:.$J$28])" office:value-type="currency" office:currency="EUR" office:value="19560" calcext:value-type="currency">
            <text:p>19,560.00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300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8]; [.$J$23:.$J$28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300" table:formula="of:=VLOOKUP([.$B38]; [Tax.$A$2:.$D$12];4; 0)" office:value-type="float" office:value="0" calcext:value-type="float">
            <text:p/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8]; [.$B39]; [.$J$23:.$J$28])" office:value-type="currency" office:currency="EUR" office:value="2145" calcext:value-type="currency">
            <text:p>2,145.0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26]; [.$B39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300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1"/>
          <table:covered-table-cell table:style-name="ce125"/>
          <table:covered-table-cell table:style-name="ce145"/>
          <table:covered-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ce325"/>
        <table:table-column table:style-name="co19" table:default-cell-style-name="ce316"/>
        <table:table-column table:style-name="co20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24" office:value-type="string" calcext:value-type="string">
            <text:p>Tax Exemption Reason Cod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3:57:58.4640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H2M4S</meta:editing-duration>
    <meta:editing-cycles>96</meta:editing-cycles>
    <meta:generator>LibreOffice/7.6.4.1$MacOSX_X86_64 LibreOffice_project/e19e193f88cd6c0525a17fb7a176ed8e6a3e2aa1</meta:generator>
    <meta:initial-creator>Guido Flohr</meta:initial-creator>
    <dc:date>2024-11-05T18:02:09.516677265</dc:date>
    <meta:document-statistic meta:table-count="4" meta:cell-count="351" meta:object-count="0"/>
  </office:meta>
</office:document-meta>
</file>